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AR PL UKai HK" svg:font-family="'AR PL UKai HK'"/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f3d6"/>
    </style:style>
    <style:style style:name="P2" style:family="paragraph" style:parent-style-name="Standard">
      <style:paragraph-properties fo:text-align="center" style:justify-single-word="false"/>
      <style:text-properties fo:font-size="15pt" officeooo:rsid="000af3d6" officeooo:paragraph-rsid="000af3d6" style:font-size-asian="15pt" style:font-size-complex="15pt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4" style:family="paragraph" style:parent-style-name="Preformatted_20_Text">
      <style:paragraph-properties fo:margin-top="0cm" fo:margin-bottom="0.499cm" loext:contextual-spacing="false"/>
      <style:text-properties fo:color="#000000" fo:background-color="#ffff00"/>
    </style:style>
    <style:style style:name="P5" style:family="paragraph" style:parent-style-name="Preformatted_20_Text">
      <style:paragraph-properties fo:margin-top="0cm" fo:margin-bottom="0.499cm" loext:contextual-spacing="false"/>
      <style:text-properties fo:color="#000000" officeooo:paragraph-rsid="000af3d6"/>
    </style:style>
    <style:style style:name="P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999996185303pt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999996185303pt" officeooo:paragraph-rsid="000bd3ba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999996185303pt" officeooo:rsid="000ea5f0" officeooo:paragraph-rsid="000ea5f0"/>
    </style:style>
    <style:style style:name="P9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999996185303pt" officeooo:rsid="000ea5f0" officeooo:paragraph-rsid="00105e21"/>
    </style:style>
    <style:style style:name="P10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999996185303pt" officeooo:rsid="001218ac" officeooo:paragraph-rsid="001218ac"/>
    </style:style>
    <style:style style:name="P1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999996185303pt" officeooo:rsid="001218ac" officeooo:paragraph-rsid="00136b0a"/>
    </style:style>
    <style:style style:name="P1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999996185303pt" officeooo:rsid="001218ac" officeooo:paragraph-rsid="0014e811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999996185303pt" officeooo:rsid="001218ac" officeooo:paragraph-rsid="001218ac" fo:background-color="#ffff00"/>
    </style:style>
    <style:style style:name="P14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4pt" officeooo:rsid="001218ac" officeooo:paragraph-rsid="001218ac" style:font-size-asian="14pt" style:font-size-complex="14pt"/>
    </style:style>
    <style:style style:name="P15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4pt" officeooo:rsid="000ea5f0" officeooo:paragraph-rsid="000ea5f0"/>
    </style:style>
    <style:style style:name="P1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4pt" officeooo:rsid="001218ac" officeooo:paragraph-rsid="001218ac" fo:background-color="#ffff00" style:font-size-asian="14pt" style:font-size-complex="14pt"/>
    </style:style>
    <style:style style:name="P1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4pt" officeooo:rsid="001218ac" officeooo:paragraph-rsid="0014e811" fo:background-color="#ffff00" style:font-size-asian="14pt" style:font-size-complex="14pt"/>
    </style:style>
    <style:style style:name="P18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5pt" fo:font-weight="bold" officeooo:rsid="001218ac" officeooo:paragraph-rsid="001218ac" style:font-size-asian="15pt" style:font-weight-asian="bold" style:font-size-complex="15pt" style:font-weight-complex="bold"/>
    </style:style>
    <style:style style:name="P19" style:family="paragraph" style:parent-style-name="Preformatted_20_Text">
      <style:text-properties fo:color="#000000"/>
    </style:style>
    <style:style style:name="P20" style:family="paragraph" style:parent-style-name="Preformatted_20_Text">
      <style:text-properties fo:color="#000000" style:font-name="DejaVu Sans Mono" fo:font-size="11.3999996185303pt"/>
    </style:style>
    <style:style style:name="P21" style:family="paragraph" style:parent-style-name="Preformatted_20_Text">
      <style:text-properties fo:color="#000000" style:font-name="DejaVu Sans Mono" fo:font-size="11.3999996185303pt" fo:background-color="transparent"/>
    </style:style>
    <style:style style:name="P22" style:family="paragraph" style:parent-style-name="Standard">
      <style:text-properties fo:font-size="15pt" fo:font-weight="bold" officeooo:paragraph-rsid="001a6fe6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fo:font-weight="bold" officeooo:paragraph-rsid="001c1014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4pt" fo:font-weight="normal" officeooo:paragraph-rsid="001a6fe6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1c8339" officeooo:paragraph-rsid="001c8339" style:font-size-asian="14pt" style:font-weight-asian="normal" style:font-size-complex="14pt" style:font-weight-complex="normal"/>
    </style:style>
    <style:style style:name="P2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999996185303pt" officeooo:paragraph-rsid="000af3d6"/>
    </style:style>
    <style:style style:name="P2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1.3999996185303pt" officeooo:rsid="001218ac" officeooo:paragraph-rsid="0014e811" fo:background-color="#ffff00"/>
    </style:style>
    <style:style style:name="P28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6pt" style:font-size-asian="16pt" style:font-size-complex="16pt"/>
    </style:style>
    <style:style style:name="P29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15pt" fo:font-weight="bold" officeooo:rsid="001218ac" officeooo:paragraph-rsid="001218ac" style:font-size-asian="15pt" style:font-weight-asian="bold" style:font-size-complex="15pt" style:font-weight-complex="bold"/>
    </style:style>
    <style:style style:name="T1" style:family="text">
      <style:text-properties officeooo:rsid="000af3d6"/>
    </style:style>
    <style:style style:name="T2" style:family="text">
      <style:text-properties style:font-name="DejaVu Sans Mono" fo:font-size="11.3999996185303pt"/>
    </style:style>
    <style:style style:name="T3" style:family="text">
      <style:text-properties style:font-name="DejaVu Sans Mono" fo:font-size="11.3999996185303pt" style:font-name-asian="AR PL UKai HK" style:font-size-asian="11.3999996185303pt"/>
    </style:style>
    <style:style style:name="T4" style:family="text">
      <style:text-properties style:font-name="DejaVu Sans Mono" fo:font-size="11.3999996185303pt" style:font-name-asian="AR PL UKai CN" style:font-size-asian="11.3999996185303pt"/>
    </style:style>
    <style:style style:name="T5" style:family="text">
      <style:text-properties style:font-name="DejaVu Sans Mono" fo:font-size="11.3999996185303pt" fo:background-color="#ffff00" loext:char-shading-value="0"/>
    </style:style>
    <style:style style:name="T6" style:family="text">
      <style:text-properties style:font-name="DejaVu Sans Mono" fo:font-size="11.3999996185303pt" fo:background-color="#ffff00" loext:char-shading-value="0" style:font-name-asian="AR PL UKai CN" style:font-size-asian="11.3999996185303pt"/>
    </style:style>
    <style:style style:name="T7" style:family="text">
      <style:text-properties style:font-name="DejaVu Sans Mono" fo:font-size="11.3999996185303pt" fo:background-color="#ffff00" loext:char-shading-value="0" style:font-name-asian="DejaVu Sans Mono" style:font-size-asian="11.3999996185303pt"/>
    </style:style>
    <style:style style:name="T8" style:family="text">
      <style:text-properties style:font-name-asian="AR PL UKai HK" style:font-size-asian="11.3999996185303pt"/>
    </style:style>
    <style:style style:name="T9" style:family="text">
      <style:text-properties fo:font-size="11.3999996185303pt"/>
    </style:style>
    <style:style style:name="T10" style:family="text">
      <style:text-properties fo:color="#000000" style:font-name-asian="AR PL UKai HK" style:font-size-asian="11.3999996185303pt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00" loext:char-shading-value="0" style:font-name-asian="AR PL UKai CN" style:font-size-asian="11.3999996185303pt"/>
    </style:style>
    <style:style style:name="T13" style:family="text">
      <style:text-properties style:font-size-asian="14pt" style:font-size-complex="14pt"/>
    </style:style>
    <style:style style:name="T14" style:family="text">
      <style:text-properties officeooo:rsid="0010bdde" style:font-size-asian="14pt" style:font-size-complex="14pt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5pt" fo:font-weight="bold" fo:background-color="#ffff00" loext:char-shading-value="0" style:font-size-asian="15pt" style:font-weight-asian="bold" style:font-size-complex="15pt" style:font-weight-complex="bold"/>
    </style:style>
    <style:style style:name="T17" style:family="text">
      <style:text-properties fo:font-size="14pt" fo:font-weight="bold" fo:background-color="#ffff00" loext:char-shading-value="0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36b0a" fo:background-color="#ffff00" loext:char-shading-value="0" style:font-size-asian="14pt" style:font-weight-asian="bold" style:font-size-complex="14pt" style:font-weight-complex="bold"/>
    </style:style>
    <style:style style:name="T19" style:family="text">
      <style:text-properties fo:font-weight="bold" style:font-size-asian="14pt" style:font-weight-asian="bold" style:font-size-complex="14pt" style:font-weight-complex="bold"/>
    </style:style>
    <style:style style:name="T20" style:family="text">
      <style:text-properties officeooo:rsid="00136b0a"/>
    </style:style>
    <style:style style:name="T21" style:family="text">
      <style:text-properties officeooo:rsid="0015a6af"/>
    </style:style>
    <style:style style:name="T22" style:family="text">
      <style:text-properties officeooo:rsid="00174e45"/>
    </style:style>
    <style:style style:name="T23" style:family="text">
      <style:text-properties officeooo:rsid="001a6fe6"/>
    </style:style>
    <style:style style:name="T24" style:family="text">
      <style:text-properties officeooo:rsid="001c10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代码</text:p>
      <text:p text:style-name="P1"><text:span text:style-name="T1">１．</text:span><text:span text:style-name="T10">编写函数，可以接收任意多个整数并输出其中的最大值和所有整数之和。</text:span></text:p>
      <text:p text:style-name="P19"><text:s text:c="3"/><text:span text:style-name="T2">def num(*args):</text:span></text:p>
      <text:p text:style-name="P19"><text:s text:c="7"/><text:span text:style-name="T2">print('</text:span><text:span text:style-name="T8">最大值</text:span><text:span text:style-name="T2">',max(args))</text:span></text:p>
      <text:p text:style-name="P19"><text:s text:c="7"/><text:span text:style-name="T2">print('</text:span><text:span text:style-name="T8">和</text:span><text:span text:style-name="T2">',sum(args))</text:span></text:p>
      <text:p text:style-name="P3"><text:s text:c="3"/><text:span text:style-name="T2">num(1,2,3,4) </text:span></text:p>
      <text:p text:style-name="P1"><text:span text:style-name="T1">２．</text:span><text:span text:style-name="T10">假设有一个英文文本文件，编写程序读取其内容，并将其中的大写字母变为小写字母，小写字母变为大写字母。</text:span></text:p>
      <text:p text:style-name="P19"><text:s text:c="3"/><text:span text:style-name="T2">def main():</text:span></text:p>
      <text:p text:style-name="P19"><text:s text:c="7"/><text:span text:style-name="T2">filename = input("</text:span><text:span text:style-name="T8">请输入文件名</text:span><text:span text:style-name="T2">:")</text:span></text:p>
      <text:p text:style-name="P19"><text:s text:c="7"/><text:span text:style-name="T2">try:</text:span></text:p>
      <text:p text:style-name="P19"><text:s text:c="11"/><text:span text:style-name="T2">f = open(filename, "r")</text:span></text:p>
      <text:p text:style-name="P19"><text:s text:c="11"/><text:span text:style-name="T2">content = f.read()</text:span></text:p>
      <text:p text:style-name="P19"><text:s text:c="11"/><text:span text:style-name="T2">f.close()</text:span></text:p>
      <text:p text:style-name="P19"><text:s text:c="7"/><text:span text:style-name="T2">except Exception as ret:</text:span></text:p>
      <text:p text:style-name="P3"><text:s text:c="10"/><text:span text:style-name="T2">print("</text:span><text:span text:style-name="T8">读取文件出错，没有这个文件！</text:span><text:span text:style-name="T2">")</text:span></text:p>
      <text:p text:style-name="P4"><text:span text:style-name="T2">３．</text:span><text:span text:style-name="T3">编写程序，用户输入一个目录和一个文件名，搜索该目录及其子目录中是否存在该文件。</text:span></text:p>
      <text:p text:style-name="P21">import sys</text:p>
      <text:p text:style-name="P20">import os</text:p>
      <text:p text:style-name="P20">def isExist():</text:p>
      <text:p text:style-name="P19"><text:s text:c="3"/><text:span text:style-name="T2">directory = sys.argv[1]</text:span></text:p>
      <text:p text:style-name="P19"><text:s text:c="3"/><text:span text:style-name="T2">filename = sys.argv[2]</text:span></text:p>
      <text:p text:style-name="P19"><text:s text:c="3"/><text:span text:style-name="T2">paths = os.walk(directory)</text:span></text:p>
      <text:p text:style-name="P19"><text:s text:c="3"/><text:span text:style-name="T2">for (root,dirs,files) in paths:</text:span></text:p>
      <text:p text:style-name="P19"><text:s text:c="7"/><text:span text:style-name="T2">if filename in files:</text:span></text:p>
      <text:p text:style-name="P19"><text:s text:c="12"/><text:span text:style-name="T2">return "Yes"</text:span></text:p>
      <text:p text:style-name="P19"><text:s text:c="12"/><text:span text:style-name="T2">break</text:span></text:p>
      <text:p text:style-name="P19"><text:s text:c="2"/><text:span text:style-name="T2">a = isExist()</text:span></text:p>
      <text:p text:style-name="P19"><text:s text:c="2"/><text:span text:style-name="T2">if a == "Yes":</text:span></text:p>
      <text:p text:style-name="P19"><text:s text:c="6"/><text:span text:style-name="T2">print(a)</text:span></text:p>
      <text:p text:style-name="P19"><text:s text:c="2"/><text:span text:style-name="T2">else:</text:span></text:p>
      <text:p text:style-name="P5"><text:s text:c="6"/><text:span text:style-name="T2">print("No") </text:span></text:p>
      <text:p text:style-name="P5"><text:span text:style-name="T4">　　</text:span><text:span text:style-name="T6">编写代码，将当前工作目录修改为</text:span><text:span text:style-name="T7">“</text:span><text:span text:style-name="T5">c:\”</text:span><text:span text:style-name="T6">，并验证，最后将当前工作目录恢复为原来的目录。</text:span></text:p>
      <text:p text:style-name="P19"><text:s text:c="4"/><text:span text:style-name="T2">import os</text:span></text:p>
      <text:p text:style-name="P19"><text:s text:c="3"/><text:span text:style-name="T2">cwd = os.getcwd()</text:span></text:p>
      <text:p text:style-name="P19"><text:s text:c="3"/><text:span text:style-name="T2">os.chdir("C:\\")</text:span></text:p>
      <text:p text:style-name="P3"><text:s text:c="3"/><text:span text:style-name="T2">os.chdir(cwd)</text:span></text:p>
      <text:p text:style-name="P26"/>
      <text:p text:style-name="P3"><text:span text:style-name="T2">４.</text:span><text:span text:style-name="T6">有一段英文文本，其中有单词连续重复了</text:span><text:span text:style-name="T5">2</text:span><text:span text:style-name="T6">次，编写程序检查重复的单词并只保留一个。例如文本内容为</text:span><text:span text:style-name="T7">“</text:span><text:span text:style-name="T5">This is is a desk.”</text:span><text:span text:style-name="T6">，程序输出为</text:span><text:span text:style-name="T7">“</text:span><text:span text:style-name="T5">This is a desk.”　　　（还有方法）</text:span></text:p>
      <text:p text:style-name="P20">a = input().split()</text:p>
      <text:p text:style-name="P20">b = list() </text:p>
      <text:p text:style-name="P20">for i in a: <text:s/></text:p>
      <text:p text:style-name="P19"><text:s text:c="3"/><text:span text:style-name="T2">if i not in b:</text:span></text:p>
      <text:p text:style-name="P19"><text:soft-page-break/><text:s text:c="8"/><text:span text:style-name="T2">b.append(i) </text:span></text:p>
      <text:p text:style-name="P6">print(" ".join(b))</text:p>
      <text:p text:style-name="P7">５.<text:span text:style-name="T12">编写程序，用户从键盘输入小于</text:span><text:span text:style-name="T11">1000</text:span><text:span text:style-name="T12">的整数，对其进行因式分解。例如，</text:span><text:span text:style-name="T11">10=2×5</text:span><text:span text:style-name="T12">，</text:span><text:span text:style-name="T11">60=2×2×3×5　　（还有方法）</text:span></text:p>
      <text:p text:style-name="P20">num = int(input("input a int number less 1000:"))</text:p>
      <text:p text:style-name="P20">print("%d"%num+"=",end='')</text:p>
      <text:p text:style-name="P20">list =[]</text:p>
      <text:p text:style-name="P20">for i in range(2,num+1):</text:p>
      <text:p text:style-name="P19"><text:s text:c="4"/><text:span text:style-name="T2">while True:</text:span></text:p>
      <text:p text:style-name="P19"><text:s text:c="8"/><text:span text:style-name="T2">if num%i==0:</text:span></text:p>
      <text:p text:style-name="P19"><text:s text:c="12"/><text:span text:style-name="T2">list.append(i)</text:span></text:p>
      <text:p text:style-name="P19"><text:s text:c="12"/><text:span text:style-name="T2">num= num/i</text:span></text:p>
      <text:p text:style-name="P19"><text:s text:c="8"/><text:span text:style-name="T2">else:</text:span></text:p>
      <text:p text:style-name="P19"><text:s text:c="12"/><text:span text:style-name="T2">break</text:span></text:p>
      <text:p text:style-name="P20">for i in range(len(list)):</text:p>
      <text:p text:style-name="P19"><text:s text:c="4"/><text:span text:style-name="T2">if(i!=(len(list)-1)):</text:span></text:p>
      <text:p text:style-name="P19"><text:s text:c="8"/><text:span text:style-name="T2">print("%d"%list[i],end='')</text:span></text:p>
      <text:p text:style-name="P19"><text:s text:c="8"/><text:span text:style-name="T2">print("*", end='')</text:span></text:p>
      <text:p text:style-name="P19"><text:s text:c="4"/><text:span text:style-name="T2">else:</text:span></text:p>
      <text:p text:style-name="P3"><text:s text:c="8"/><text:span text:style-name="T2">print("%d" % list[i], end='')</text:span></text:p>
      <text:p text:style-name="P6">６.<text:span text:style-name="T12">编写函数，模拟内置函数</text:span><text:span text:style-name="T11">sorted()　</text:span>　（还有方法）</text:p>
      <text:p text:style-name="P19"><text:s text:c="3"/><text:span text:style-name="T2">def Sort(line_list):</text:span></text:p>
      <text:p text:style-name="P19"><text:s text:c="7"/><text:span text:style-name="T2">line = list()</text:span></text:p>
      <text:p text:style-name="P19"><text:s text:c="6"/><text:span text:style-name="T2">line1 = line_list[:]</text:span></text:p>
      <text:p text:style-name="P19"><text:s text:c="6"/><text:span text:style-name="T2">while len(line1) &gt; 0:</text:span></text:p>
      <text:p text:style-name="P19"><text:s text:c="10"/><text:span text:style-name="T2">MIN = min(line_list)</text:span></text:p>
      <text:p text:style-name="P19"><text:s text:c="10"/><text:span text:style-name="T2">line.append(MIN)</text:span></text:p>
      <text:p text:style-name="P19"><text:s text:c="10"/><text:span text:style-name="T2">line_list.remove(MIN)</text:span></text:p>
      <text:p text:style-name="P3"><text:s text:c="6"/><text:span text:style-name="T2">return line</text:span></text:p>
      <text:p text:style-name="P28"><text:tab/><text:tab/><text:tab/><text:tab/><text:tab/><text:tab/><text:tab/><text:tab/><text:tab/>进程</text:p>
      <text:p text:style-name="P15"><text:span text:style-name="T15">基于</text:span><text:span text:style-name="T16">fork</text:span><text:span text:style-name="T15">的多进程编程</text:span><text:span text:style-name="T19">　</text:span><text:span text:style-name="T13">　模块</text:span><text:span text:style-name="T14">os <text:s/>sys signal</text:span></text:p>
      <text:p text:style-name="P8">pid = os.fork()</text:p>
      <text:p text:style-name="P8">功能: <text:span text:style-name="T11">创建新的进程</text:span></text:p>
      <text:p text:style-name="P8">返回值:整数,如果创建进程失败返回一个负数,如果成功则在原有进程中返回新进程的PID,在<text:span text:style-name="T11">新进程中返0</text:span></text:p>
      <text:p text:style-name="P8">注意</text:p>
      <text:p text:style-name="P8">子进程会复制父进程全部内存空间,从fork下一句开始执行。</text:p>
      <text:p text:style-name="P8">父子进程各自独立运行,运行顺<text:span text:style-name="T11">序不一定</text:span>。</text:p>
      <text:p text:style-name="P8">利用父子进程fork返回值的区别,配合if结构让父子进程执行不同的内容几乎是固定搭配。</text:p>
      <text:p text:style-name="P8"><text:soft-page-break/>父子进程有各自特有特征比如PID PCB 命令集等。</text:p>
      <text:p text:style-name="P8">父进程fork之前开辟的<text:span text:style-name="T11">空间</text:span>子进程同样拥有,父子进程对各自空间的操作不会相互影响。</text:p>
      <text:p text:style-name="P8">进程相关函数</text:p>
      <text:p text:style-name="P8">os.getpid()</text:p>
      <text:p text:style-name="P8">功能: 获取一个进程的PID值　　　返回值: 返回当前进程的PID</text:p>
      <text:p text:style-name="P8">os.getppid()</text:p>
      <text:p text:style-name="P8">功能: 获取父进程的PID号　　　　返回值: 返回父进程PID</text:p>
      <text:p text:style-name="P8">os._exit(status)</text:p>
      <text:p text:style-name="P8">功能: 结束一个进程　　　参数:进程的终止状态</text:p>
      <text:p text:style-name="P8">sys.exit([status])</text:p>
      <text:p text:style-name="P8">功能:退出进程　　　　参数:整数 表示退出状态</text:p>
      <text:p text:style-name="P8">字符串 表示退出时打印内容</text:p>
      <text:p text:style-name="P8">孤儿和僵尸</text:p>
      <text:p text:style-name="P8">1. <text:span text:style-name="T11">孤儿进程</text:span> : 父进程先于子进程退出,此时子进程成为孤儿进程。</text:p>
      <text:p text:style-name="P8">特点: 孤儿进程会被系统进程收养,此时系统进程就会成为孤儿进程新的父进程,孤儿进程退出</text:p>
      <text:p text:style-name="P8">该进程会自动处理。</text:p>
      <text:p text:style-name="P8">2.<text:span text:style-name="T11"> 僵尸进程</text:span> : 子进程先于父进程退出,父进程又没有处理子进程的退出状态,此时子进程就会称为</text:p>
      <text:p text:style-name="P8">僵尸进程。</text:p>
      <text:p text:style-name="P8">特点: 僵尸进程虽然结束,但是会存留部分PCB在内存中,大量的僵尸进程会浪费系统的内存资</text:p>
      <text:p text:style-name="P8">源。</text:p>
      <text:p text:style-name="P8">3. 如何避免僵尸进程产生</text:p>
      <text:p text:style-name="P8"><text:tab/>１）<text:span text:style-name="T11">使用wait函数处理子进程退出</text:span></text:p>
      <text:p text:style-name="P8">pid,status = <text:span text:style-name="T11">os</text:span>.wait()？？？？</text:p>
      <text:p text:style-name="P8">功能:在父进程中阻塞等待处理子进程退出　返回值: pid 退出的子进程的PID　status 子进程出状态</text:p>
      <text:p text:style-name="P8">pid,status = <text:span text:style-name="T11">os</text:span>.waitpid(pid,option)</text:p>
      <text:p text:style-name="P9">功能: 在父进程中处理子进程退出状态　　</text:p>
      <text:p text:style-name="P9">参数: pid -1 表示等待任意子进程退出　&gt;0 表示等待指定的子进程退出　</text:p>
      <text:p text:style-name="P9"><text:soft-page-break/>　　　option 0 表示阻塞等待　　　　WNOHANG 表示非阻塞　</text:p>
      <text:p text:style-name="P8">返回值:pid 退出的子进程的PID　　　status 子进程退出状态</text:p>
      <text:p text:style-name="P8"><text:tab/>２）<text:span text:style-name="T11">创建二级子进程处理僵尸</text:span></text:p>
      <text:p text:style-name="P8">代码示例: day1/child.py</text:p>
      <text:p text:style-name="P8">【1】 父进程创建子进程,等待回收子进程</text:p>
      <text:p text:style-name="P8">【2】 子进程创建二级子进程然后退出</text:p>
      <text:p text:style-name="P8">【3】 二级子进程称为孤儿,和原来父进程一同执行事件</text:p>
      <text:p text:style-name="P8"><text:tab/>３）<text:span text:style-name="T11">通过信号处理子进程退出</text:span></text:p>
      <text:p text:style-name="P8">原理: 子进程退出时会发送信号给父进程,如果父进程忽略子进程信号,则系统就会自动处</text:p>
      <text:p text:style-name="P8">理子进程退出。</text:p>
      <text:p text:style-name="P8">方法: 使用<text:span text:style-name="T11">signal模块</text:span>在父进程创建子进程前写如下语句 :</text:p>
      <text:p text:style-name="P8">import<text:span text:style-name="T11"> signal</text:span></text:p>
      <text:p text:style-name="P8">signal.signal(signal.SIGCHLD,signal.SIG_IGN)</text:p>
      <text:p text:style-name="P8">特点 : 非阻塞,不会影响父进程运行。可以处理所有子进程退出</text:p>
      <text:p text:style-name="P8">群聊聊天室</text:p>
      <text:p text:style-name="P8">功能 : 类似qq群功能</text:p>
      <text:p text:style-name="P8">【1】 有人进入聊天室需要输入姓名,姓名不能重复</text:p>
      <text:p text:style-name="P8">【2】 有人进入聊天室时,其他人会收到通知:xxx 进入了聊天室</text:p>
      <text:p text:style-name="P8">【3】 一个人发消息,其他人会收到:xxx : xxxxxxxxxxx</text:p>
      <text:p text:style-name="P8">【4】 有人退出聊天室,则其他人也会收到通知:xxx退出了聊天室</text:p>
      <text:p text:style-name="P8">【5】 扩展功能:服务器可以向所有用户发送公告:管理员消息: xxxxxxxxx</text:p>
      <text:p text:style-name="P10"/>
      <text:p text:style-name="P18">multiprocessing 模块创建进程</text:p>
      <text:p text:style-name="P10">进程创建方法</text:p>
      <text:p text:style-name="P10">代码示例: day2/process1.py</text:p>
      <text:p text:style-name="P10">代码示例: day2/process2.py</text:p>
      <text:p text:style-name="P10"><text:soft-page-break/>代码示例: day2/process3.py</text:p>
      <text:p text:style-name="P10">1. 流程特点</text:p>
      <text:p text:style-name="P10">【1】 将需要<text:span text:style-name="T11">子进程执行的事件封装为函数</text:span></text:p>
      <text:p text:style-name="P10">【2】 通过模块的<text:span text:style-name="T11">Process类</text:span>创建进程对象,关联函数</text:p>
      <text:p text:style-name="P10">【3】 可以通过进程对象设置进程信息及属性</text:p>
      <text:p text:style-name="P10">【4】 通过进程对象调用<text:span text:style-name="T11">start启动进程</text:span></text:p>
      <text:p text:style-name="P10">【5】 通过进程对象调用<text:span text:style-name="T11">join回收进程</text:span></text:p>
      <text:p text:style-name="P10">2. 基本接口使用</text:p>
      <text:p text:style-name="P10"><text:tab/><text:span text:style-name="T17">Process()</text:span></text:p>
      <text:p text:style-name="P10">功能 : 创建进程对象</text:p>
      <text:p text:style-name="P10">参数 : target 绑定要执行的<text:span text:style-name="T11">目标函数</text:span></text:p>
      <text:p text:style-name="P10">args <text:span text:style-name="T11">元组</text:span>,用于给target函数位置传参</text:p>
      <text:p text:style-name="P10">kwargs <text:span text:style-name="T11">字典</text:span>,给target函数键值传参</text:p>
      <text:p text:style-name="P10">p.start()</text:p>
      <text:p text:style-name="P10">功能 : 启动进程</text:p>
      <text:p text:style-name="P10">注意:启动进程此时t<text:span text:style-name="T11">arget绑定函数开始执行,该函数作为子进程执行内容</text:span>,此时进程真正被创建</text:p>
      <text:p text:style-name="P10">p.join([timeout])</text:p>
      <text:p text:style-name="P10">功能:<text:span text:style-name="T11">阻塞等待</text:span>回收进程</text:p>
      <text:p text:style-name="P10">参数:<text:span text:style-name="T11">超时时间</text:span></text:p>
      <text:p text:style-name="P10">注意</text:p>
      <text:p text:style-name="P10">使用multiprocessing创建进程同样是<text:span text:style-name="T11">子进程复制父进程空间代码段</text:span>,父子进程运行互不影响。</text:p>
      <text:p text:style-name="P10">子进程只运行target绑定的函数部分,其余内容均是父进程执行内容。</text:p>
      <text:p text:style-name="P10">multiprocessing中<text:span text:style-name="T11">父进程往往只用来创建子进程回收子进程</text:span>,具体事件由子进程完成。</text:p>
      <text:p text:style-name="P10">multiprocessing创建的子进程中<text:span text:style-name="T11">无法使用标准输入</text:span></text:p>
      <text:p text:style-name="P10">3. <text:span text:style-name="T11">进程对象属性</text:span></text:p>
      <text:p text:style-name="P10">代码示例: day2/process_attr.py</text:p>
      <text:p text:style-name="P10"><text:soft-page-break/>p.name 进程名称</text:p>
      <text:p text:style-name="P10">p.pid 　　对应子进程的PID号</text:p>
      <text:p text:style-name="P10">p.is_alive() 查看子进程是否在生命周期</text:p>
      <text:p text:style-name="P13">p.daemon 设置父子进程的退出关系</text:p>
      <text:p text:style-name="P10">如果设置为True则子进程会随父进程的退出而结束</text:p>
      <text:p text:style-name="P10">要求<text:span text:style-name="T11">必须在start()前设置</text:span></text:p>
      <text:p text:style-name="P10">如果daemon<text:span text:style-name="T11">设置成True 通常就不会使用 join()</text:span></text:p>
      <text:p text:style-name="P10"><text:tab/><text:span text:style-name="T17">进程池实现　Ｐ</text:span><text:span text:style-name="T18">ool</text:span></text:p>
      <text:p text:style-name="P10">代码示例: day2/pool.py</text:p>
      <text:p text:style-name="P10">1. 必要性</text:p>
      <text:p text:style-name="P10">【1】 进程的<text:span text:style-name="T11">创建和销毁过程</text:span>消耗的资源较多</text:p>
      <text:p text:style-name="P10">【2】 当任务量众多,每个任务在很短时间内完成时,需要频繁的创建和销毁进程。此时对计算机压力较大</text:p>
      <text:p text:style-name="P10">【3】 进程池技术很好的解决了以上问题。</text:p>
      <text:p text:style-name="P10">2. 原理</text:p>
      <text:p text:style-name="P10">创建一定数量的进程来处理事件,事件处理完进 程不退出而是继续处理其他事件,直到所有事件</text:p>
      <text:p text:style-name="P10">全都处理完毕统一销毁。增加<text:span text:style-name="T11">进程的重复利用,降低资源消耗</text:span>。</text:p>
      <text:p text:style-name="P10">3. <text:span text:style-name="T11">进程池实现</text:span></text:p>
      <text:p text:style-name="P10">【1】 创建进程池对象,放入适当的进程</text:p>
      <text:p text:style-name="P10">from multiprocessing import Pool</text:p>
      <text:p text:style-name="P10">Pool(processes)</text:p>
      <text:p text:style-name="P10">功能: 创建进程池对象</text:p>
      <text:p text:style-name="P10">参数: 指定进程数量,默认根据系统自动判定</text:p>
      <text:p text:style-name="P10">【2】 将事件加入进程池队列执行</text:p>
      <text:p text:style-name="P13">pool.apply_async(func,args,kwds)</text:p>
      <text:p text:style-name="P10">功能: 使用进程池执行 func事件</text:p>
      <text:p text:style-name="P11">参数: func 事件函数 <text:s text:c="2"/>args 元组给func按位置传参 <text:s text:c="3"/>kwds 字典给func按照键值传参</text:p>
      <text:p text:style-name="P11"><text:soft-page-break/>返回值: 返回函数事件对象</text:p>
      <text:p text:style-name="P10">【3】 关闭进程池</text:p>
      <text:p text:style-name="P13">pool.close()</text:p>
      <text:p text:style-name="P10">功能: 关闭进程池</text:p>
      <text:p text:style-name="P10">【4】 回收进程池中进程</text:p>
      <text:p text:style-name="P13">pool.join()</text:p>
      <text:p text:style-name="P10">功能: 回收进程池中进程</text:p>
      <text:p text:style-name="P18">进程间通信(IPC)</text:p>
      <text:p text:style-name="P10">1. 必要性: 进程间空间独立,<text:span text:style-name="T11">资源不共享</text:span>,此时在需要<text:span text:style-name="T11">进程间数据传输</text:span>时就需要特定的手段进行数据通信。</text:p>
      <text:p text:style-name="P10">2. 常用进程间通信方法</text:p>
      <text:p text:style-name="P13">管道 消息队列 共享内存 信号 信号量 本地套接字</text:p>
      <text:p text:style-name="P14">管道通信(<text:span text:style-name="T11">Pipe</text:span>)</text:p>
      <text:p text:style-name="P10">代码示例: day2/pipe.py</text:p>
      <text:p text:style-name="P10">1. 通信原理</text:p>
      <text:p text:style-name="P10">在内存中<text:span text:style-name="T11">开辟管道空间</text:span>,生成管道操作对象,<text:span text:style-name="T11">多个进程</text:span>使用<text:span text:style-name="T11">同一个管道对象</text:span>进行读写即可实现通信</text:p>
      <text:p text:style-name="P10">2. 实现方法</text:p>
      <text:p text:style-name="P10">from</text:p>
      <text:p text:style-name="P13">multiprocessing import Pipe</text:p>
      <text:p text:style-name="P10">fd1,fd2 = Pipe(duplex = True)</text:p>
      <text:p text:style-name="P10">功能: 创建管道</text:p>
      <text:p text:style-name="P10">参数:默认表示双向管道</text:p>
      <text:p text:style-name="P10">如果为False 表示单向管道</text:p>
      <text:p text:style-name="P10">返回值:表示管道两端的读写对象</text:p>
      <text:p text:style-name="P10">如果是双向管道均可读写</text:p>
      <text:p text:style-name="P10">如果是单向管道fd1只读 fd2只写</text:p>
      <text:p text:style-name="P13">fd.recv()</text:p>
      <text:p text:style-name="P10"><text:soft-page-break/>功能 : 从管道获取内容</text:p>
      <text:p text:style-name="P10">返回值:获取到的数据</text:p>
      <text:p text:style-name="P13">fd.send(data)</text:p>
      <text:p text:style-name="P10">功能: 向管道写入内容</text:p>
      <text:p text:style-name="P10">参数: 要写入的数据</text:p>
      <text:p text:style-name="P16">消息队列Ｑ<text:span text:style-name="T20">ueue</text:span></text:p>
      <text:p text:style-name="P10">代码示例: day2/queue_0.py</text:p>
      <text:p text:style-name="P10">1.通信原理</text:p>
      <text:p text:style-name="P10">在内存中建立<text:span text:style-name="T11">队列模型</text:span>,进程通过队列将<text:span text:style-name="T11">消息存入</text:span>,或者从<text:span text:style-name="T11">队列取出</text:span>完成进程间通信。</text:p>
      <text:p text:style-name="P10">concurrence</text:p>
      <text:p text:style-name="P10">2. 实现方法</text:p>
      <text:p text:style-name="P13">from multiprocessing import Queue</text:p>
      <text:p text:style-name="P10">q = Queue(maxsize=0)</text:p>
      <text:p text:style-name="P10">功能: 创建队列对象</text:p>
      <text:p text:style-name="P10">参数:<text:span text:style-name="T11">最多存放</text:span>消息个数</text:p>
      <text:p text:style-name="P10">返回值:队列对象</text:p>
      <text:p text:style-name="P13">q.put(data,[block,timeout])</text:p>
      <text:p text:style-name="P10">功能:向队列存入消息</text:p>
      <text:p text:style-name="P10">参数:data 要存入的内容</text:p>
      <text:p text:style-name="P13">block 设置是否阻塞 False为非阻塞</text:p>
      <text:p text:style-name="P13">timeout 超时检测</text:p>
      <text:p text:style-name="P13">q.get([block,timeout])</text:p>
      <text:p text:style-name="P10">功能:从队列取出消息</text:p>
      <text:p text:style-name="P13">参数:block 设置是否阻塞 False为非阻塞</text:p>
      <text:p text:style-name="P13">timeout 超时检测</text:p>
      <text:p text:style-name="P10">返回值: <text:span text:style-name="T11">返回获取到的内容</text:span></text:p>
      <text:p text:style-name="P12"><text:soft-page-break/>q.full() <text:s/>判断队列是否为满</text:p>
      <text:p text:style-name="P12">q.empty() 判断队列是否为空</text:p>
      <text:p text:style-name="P12">q.qsize() 获取队列中消息个数</text:p>
      <text:p text:style-name="P27">q.close() 关闭队列</text:p>
      <text:p text:style-name="P17">共享内存 <text:span text:style-name="T9">Value,Array</text:span></text:p>
      <text:p text:style-name="P10">代码示例: day3/value.py</text:p>
      <text:p text:style-name="P10">代码示例: day3/array.py</text:p>
      <text:p text:style-name="P10">1. 通信原理:在内中<text:span text:style-name="T11">开辟一块空间</text:span>,进程可以写入内容和读取内容完成通信,但是每次写入内容会<text:span text:style-name="T11">覆盖</text:span>之前内容。</text:p>
      <text:p text:style-name="P10">2. 实现方法</text:p>
      <text:p text:style-name="P10">from multiprocessing import Value,Array</text:p>
      <text:p text:style-name="P10">obj = Value(ctype,data)</text:p>
      <text:p text:style-name="P10">功能 : <text:span text:style-name="T11">开辟共享内存</text:span></text:p>
      <text:p text:style-name="P12">参数 : ctype 表示共享内存<text:span text:style-name="T11">空间类型</text:span> 'I' 'f' 'c' <text:s/>?????</text:p>
      <text:p text:style-name="P10">data <text:s/>共享内存空间<text:span text:style-name="T11">初始数据</text:span></text:p>
      <text:p text:style-name="P12">返回值:共享内存对象 </text:p>
      <text:p text:style-name="P12"><text:span text:style-name="T11">obj.value <text:s text:c="2"/></text:span>对该属性的<text:span text:style-name="T11">修改查看</text:span>即对共享内存读写 ?????</text:p>
      <text:p text:style-name="P10"/>
      <text:p text:style-name="P10">obj = <text:span text:style-name="T11">Array(ctype,data)</text:span></text:p>
      <text:p text:style-name="P10">功能: 开<text:span text:style-name="T11">辟共享内存空间</text:span></text:p>
      <text:p text:style-name="P10">参数: ctype 表示共享内存数据类型</text:p>
      <text:p text:style-name="P10"><text:tab/><text:tab/>data 整数则表示开辟空间的大小,其他数据类型</text:p>
      <text:p text:style-name="P10">返回值:共享内存对象</text:p>
      <text:p text:style-name="P10">表示开辟空间存放</text:p>
      <text:p text:style-name="P10">Array共享内存读写: 通过遍历obj可以得到每个值,直接可以通过索引序号修改任意值。</text:p>
      <text:p text:style-name="P10">*<text:span text:style-name="T11"> 可以使用obj.value直接打印共享内存中的 <text:s/>字节串</text:span></text:p>
      <text:p text:style-name="P10"/>
      <text:p text:style-name="P16"><text:soft-page-break/>本地套接字<text:span text:style-name="T21">　socket</text:span></text:p>
      <text:p text:style-name="P10">代码示例: day3/unix_recv.py</text:p>
      <text:p text:style-name="P10">代码示例: day3/unix_send.py</text:p>
      <text:p text:style-name="P10">1. 功能 : 用于<text:span text:style-name="T11">本地两个程序之间</text:span>进行数据的收发</text:p>
      <text:p text:style-name="P10">2. 套接字文件 :用于本地套接字之间通信时,进行数据传输的介质。</text:p>
      <text:p text:style-name="P10">3. 创建本地套接字流程</text:p>
      <text:p text:style-name="P10">【1】 创建<text:span text:style-name="T11">本地</text:span>套接字</text:p>
      <text:p text:style-name="P10">sockfd = socket(<text:span text:style-name="T11">AF_UNIX</text:span>,SOCK_STREAM)</text:p>
      <text:p text:style-name="P10">【2】 绑定本地套接字文件</text:p>
      <text:p text:style-name="P10">sockfd.bind(file)</text:p>
      <text:p text:style-name="P10">【3】 监听,接收客户端连接,消息收发</text:p>
      <text:p text:style-name="P10">listen()--&gt;accept()--&gt;recv(),send()</text:p>
      <text:p text:style-name="P16">信号量(信号灯集) <text:span text:style-name="T22">semaphore</text:span></text:p>
      <text:p text:style-name="P10">代码示例: day3/sem.py</text:p>
      <text:p text:style-name="P10">1. 通信原理</text:p>
      <text:p text:style-name="P10">给定一个数量对<text:span text:style-name="T11">多个进程可见</text:span>。多个进程都可以操作该数量增减,并根据数量值决定自己的行为。</text:p>
      <text:p text:style-name="P10">2. 实现方法</text:p>
      <text:p text:style-name="P10">from multiprocessing import Semaphore</text:p>
      <text:p text:style-name="P10">sem = Semaphore(num)</text:p>
      <text:p text:style-name="P10">功能 : 创建信号量对象</text:p>
      <text:p text:style-name="P10">参数 : 信号量的<text:span text:style-name="T11">初始值</text:span></text:p>
      <text:p text:style-name="P10">返回值 : 信号量对象</text:p>
      <text:p text:style-name="P10"><text:span text:style-name="T11">sem.acquire()</text:span> 将信号量减1 <text:span text:style-name="T11">当信号量为0时阻塞</text:span></text:p>
      <text:p text:style-name="P10"><text:span text:style-name="T11">sem.release()</text:span> 将信号量加1</text:p>
      <text:p text:style-name="P10">sem.get_value() 获取信号量数量</text:p>
      <text:p text:style-name="P22"><text:span text:style-name="T23">IO操作</text:span></text:p>
      <text:p text:style-name="P23"><text:soft-page-break/><text:span text:style-name="T24">socket</text:span></text:p>
      <text:p text:style-name="P22"/>
      <text:p text:style-name="P22">数据结构</text:p>
      <text:p text:style-name="P24">链表</text:p>
      <text:p text:style-name="P24">栈</text:p>
      <text:p text:style-name="P24">队列</text:p>
      <text:p text:style-name="P25">二叉树</text:p>
      <text:p text:style-name="P24">排序</text:p>
      <text:p text:style-name="P24">查找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AR PL UKai HK" svg:font-family="'AR PL UKai HK'"/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09:30:42.393728651</meta:creation-date>
    <dc:date>2019-05-12T15:01:59.344722915</dc:date>
    <meta:editing-duration>PT44M53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1" meta:paragraph-count="292" meta:word-count="3287" meta:character-count="6121" meta:non-whitespace-character-count="5411"/>
  </office:meta>
</office:document-meta>
</file>